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0abd" officeooo:paragraph-rsid="001a0abd"/>
    </style:style>
    <style:style style:name="P2" style:family="paragraph" style:parent-style-name="Standard">
      <style:text-properties officeooo:rsid="001a0abd" officeooo:paragraph-rsid="001bdfaf"/>
    </style:style>
    <style:style style:name="P3" style:family="paragraph" style:parent-style-name="Standard">
      <style:text-properties fo:color="#000099" officeooo:rsid="001a0abd" officeooo:paragraph-rsid="001a0abd"/>
    </style:style>
    <style:style style:name="P4" style:family="paragraph" style:parent-style-name="Standard">
      <style:text-properties officeooo:rsid="001a147a" officeooo:paragraph-rsid="001a147a"/>
    </style:style>
    <style:style style:name="T1" style:family="text">
      <style:text-properties fo:color="#000099"/>
    </style:style>
    <style:style style:name="T2" style:family="text">
      <style:text-properties fo:color="#000099" officeooo:rsid="001a147a"/>
    </style:style>
    <style:style style:name="T3" style:family="text">
      <style:text-properties fo:color="#000099" officeooo:rsid="001bdfaf"/>
    </style:style>
    <style:style style:name="T4" style:family="text">
      <style:text-properties fo:color="#006666"/>
    </style:style>
    <style:style style:name="T5" style:family="text">
      <style:text-properties fo:color="#990066"/>
    </style:style>
    <style:style style:name="T6" style:family="text">
      <style:text-properties fo:color="#007826"/>
    </style:style>
    <style:style style:name="T7" style:family="text">
      <style:text-properties officeooo:rsid="001a147a"/>
    </style:style>
    <style:style style:name="T8" style:family="text">
      <style:text-properties fo:color="#990000"/>
    </style:style>
    <style:style style:name="T9" style:family="text">
      <style:text-properties fo:color="#990000" officeooo:rsid="001a147a"/>
    </style:style>
    <style:style style:name="T10" style:family="text">
      <style:text-properties fo:color="#ff00ff"/>
    </style:style>
    <style:style style:name="T11" style:family="text">
      <style:text-properties fo:color="#ff00ff" officeooo:rsid="001a147a"/>
    </style:style>
    <style:style style:name="T12" style:family="text">
      <style:text-properties officeooo:rsid="001ad03e"/>
    </style:style>
    <style:style style:name="T13" style:family="text">
      <style:text-properties officeooo:rsid="001bdf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python, you have two kinds of loops:</text:p>
      <text:p text:style-name="P3"># While</text:p>
      <text:p text:style-name="P1"><text:tab/><text:span text:style-name="T4">while</text:span> x &lt; 5:</text:p>
      <text:p text:style-name="P1"><text:tab/><text:tab/><text:span text:style-name="T5">print</text:span> x</text:p>
      <text:p text:style-name="P1"><text:tab/><text:tab/>x += 1</text:p>
      <text:p text:style-name="P1"/>
      <text:p text:style-name="P3"># For</text:p>
      <text:p text:style-name="P1"><text:tab/><text:span text:style-name="T4">for</text:span> x in <text:span text:style-name="T4">range</text:span>(5):<text:tab/><text:tab/><text:span text:style-name="T1">// </text:span><text:span text:style-name="T3">You can change the start point by saying range(1,5)</text:span></text:p>
      <text:p text:style-name="P1"><text:tab/><text:tab/><text:span text:style-name="T5">print</text:span> x<text:tab/><text:tab/><text:tab/><text:span text:style-name="T1">// </text:span><text:span text:style-name="T3">You can even change the increments by saying range(1,5,2)</text:span></text:p>
      <text:p text:style-name="P1"/>
      <text:p text:style-name="P1">In C++, you have three:</text:p>
      <text:p text:style-name="P3">// While</text:p>
      <text:p text:style-name="P1"><text:tab/><text:span text:style-name="T6">int</text:span> x = 0;</text:p>
      <text:p text:style-name="P1"><text:tab/><text:span text:style-name="T8">while</text:span> (x &lt; 5) {<text:tab/><text:tab/><text:span text:style-name="T1">// </text:span><text:span text:style-name="T2">You should always surround your conditional statements with</text:span></text:p>
      <text:p text:style-name="P1"><text:tab/><text:tab/>cout &lt;&lt; x &lt;&lt; endl;<text:tab/><text:span text:style-name="T1">// <text:s text:c="3"/></text:span><text:span text:style-name="T2">parentheses [( )]</text:span></text:p>
      <text:p text:style-name="P1"><text:tab/><text:tab/>x++;</text:p>
      <text:p text:style-name="P1"><text:tab/>}</text:p>
      <text:p text:style-name="P3">// Do-While</text:p>
      <text:p text:style-name="P1"><text:tab/><text:span text:style-name="T6">int</text:span> x = 0;</text:p>
      <text:p text:style-name="P1"><text:tab/><text:span text:style-name="T8">do</text:span> {<text:tab/><text:tab/><text:tab/><text:tab/><text:span text:style-name="T1">// </text:span><text:span text:style-name="T2">You should also always surround your loops with brackets [{}]</text:span></text:p>
      <text:p text:style-name="P1"><text:tab/><text:tab/>cout &lt;&lt; x &lt;&lt; endl;<text:tab/><text:span text:style-name="T1">// </text:span><text:span text:style-name="T2">Its kind of like how you had to indent all the time in Python</text:span></text:p>
      <text:p text:style-name="P1"><text:tab/><text:tab/>x++;</text:p>
      <text:p text:style-name="P1"><text:tab/>} <text:span text:style-name="T8">while</text:span> (x &lt; 5);</text:p>
      <text:p text:style-name="P3">// For</text:p>
      <text:p text:style-name="P1"><text:tab/><text:span text:style-name="T8">for</text:span> (<text:span text:style-name="T6">int</text:span> x = 0; x &lt; 5; x++) {<text:tab/><text:span text:style-name="T1">// </text:span><text:span text:style-name="T3">You can initialize x to whatever you want. Doesn't have to be 0</text:span></text:p>
      <text:p text:style-name="P2"><text:tab/><text:tab/>cout &lt;&lt; x &lt;&lt; endl;<text:tab/><text:span text:style-name="T1">// </text:span><text:span text:style-name="T3">++ default increments by 1. Example change would be x+=2</text:span></text:p>
      <text:p text:style-name="P1"><text:tab/>}</text:p>
      <text:p text:style-name="P1"/>
      <text:p text:style-name="P1">As you can see, all of these functions above do the same thing. But they each have their own reasons for existing. You may remember from CS0 that while statements can be broken using booleans (True/False).</text:p>
      <text:p text:style-name="P1"><text:tab/><text:span text:style-name="T6">bool</text:span> done = <text:span text:style-name="T9">f</text:span><text:span text:style-name="T8">alse</text:span>;</text:p>
      <text:p text:style-name="P1"><text:tab/><text:span text:style-name="T8">while</text:span> (!done) {<text:tab/><text:tab/><text:tab/><text:span text:style-name="T1">// The bang [!] is the C++ equivalent of not </text:span></text:p>
      <text:p text:style-name="P1"><text:tab/><text:tab/>cout &lt;&lt; <text:span text:style-name="T10">“I'm not done!\n”</text:span>;</text:p>
      <text:p text:style-name="P1"><text:tab/><text:tab/>done = True;</text:p>
      <text:p text:style-name="P1"><text:tab/>}</text:p>
      <text:p text:style-name="P1"/>
      <text:p text:style-name="P1">They can also be broken when the user inputs something to signal its over.</text:p>
      <text:p text:style-name="P1"><text:tab/><text:span text:style-name="T6">char</text:span> done = <text:span text:style-name="T10">'n'</text:span>;</text:p>
      <text:p text:style-name="P1"><text:tab/><text:span text:style-name="T8">do</text:span> {</text:p>
      <text:p text:style-name="P1"><text:tab/><text:tab/>cout &lt;&lt; <text:span text:style-name="T10">“Would you like to continue? (y/n) ”</text:span>;</text:p>
      <text:p text:style-name="P1"><text:tab/><text:tab/>cin &gt;&gt; done;</text:p>
      <text:p text:style-name="P1"><text:tab/>}<text:span text:style-name="T9">while</text:span><text:span text:style-name="T7"> (done == </text:span><text:span text:style-name="T11">'n'</text:span><text:span text:style-name="T7">);</text:span></text:p>
      <text:p text:style-name="P1"/>
      <text:p text:style-name="P4">Boolean <text:span text:style-name="T12">o</text:span>perators:</text:p>
      <text:p text:style-name="P4"><text:tab/>==<text:tab/><text:span text:style-name="T1">// Equals / is</text:span></text:p>
      <text:p text:style-name="P4"><text:tab/>!=<text:tab/><text:span text:style-name="T1">// Does not equal / is not</text:span></text:p>
      <text:p text:style-name="P4"><text:tab/>&amp;&amp;<text:tab/><text:span text:style-name="T1">// And</text:span></text:p>
      <text:p text:style-name="P4"><text:tab/>||<text:tab/><text:span text:style-name="T1">// 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3:52:48.593572884</meta:creation-date>
    <dc:date>2015-01-25T21:24:04.668653515</dc:date>
    <meta:editing-duration>PT7H18M29S</meta:editing-duration>
    <meta:editing-cycles>4</meta:editing-cycles>
    <meta:generator>LibreOffice/4.2.7.2$Linux_X86_64 LibreOffice_project/420m0$Build-2</meta:generator>
    <meta:document-statistic meta:table-count="0" meta:image-count="0" meta:object-count="0" meta:page-count="1" meta:paragraph-count="42" meta:word-count="290" meta:character-count="1386" meta:non-whitespace-character-count="1081"/>
  </office:meta>
</office:document-meta>
</file>